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rsid="0014008e" officeooo:paragraph-rsid="0014008e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officeooo:paragraph-rsid="000a2533" style:font-size-asian="11pt" style:font-size-complex="11pt"/>
    </style:style>
    <style:style style:name="P3" style:family="paragraph" style:parent-style-name="Standard">
      <style:text-properties fo:font-size="11pt" fo:font-weight="normal" officeooo:rsid="001aa4b0" officeooo:paragraph-rsid="001aa4b0" fo:background-color="#b4c7dc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bold" officeooo:rsid="0014008e" officeooo:paragraph-rsid="001aa4b0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01aa4b0" officeooo:paragraph-rsid="001aa4b0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026e2d4" officeooo:paragraph-rsid="002d1cee" fo:background-color="#dde8cb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officeooo:rsid="001aa4b0" officeooo:paragraph-rsid="001aa4b0" fo:background-color="transparent" style:font-size-asian="11pt" style:font-size-complex="11pt"/>
    </style:style>
    <style:style style:name="P8" style:family="paragraph" style:parent-style-name="Standard">
      <style:text-properties fo:font-size="11pt" officeooo:paragraph-rsid="000a2533" style:font-size-asian="11pt" style:font-size-complex="11pt"/>
    </style:style>
    <style:style style:name="P9" style:family="paragraph" style:parent-style-name="Standard">
      <style:text-properties fo:font-size="11pt" officeooo:paragraph-rsid="000750a3" style:font-size-asian="11pt" style:font-size-complex="11pt"/>
    </style:style>
    <style:style style:name="P10" style:family="paragraph" style:parent-style-name="Standard">
      <style:text-properties fo:font-size="11pt" officeooo:paragraph-rsid="000edc0f" style:font-size-asian="11pt" style:font-size-complex="11pt"/>
    </style:style>
    <style:style style:name="P11" style:family="paragraph" style:parent-style-name="Standard">
      <style:text-properties fo:font-size="11pt" officeooo:paragraph-rsid="00367360" style:font-size-asian="11pt" style:font-size-complex="11pt"/>
    </style:style>
    <style:style style:name="P12" style:family="paragraph" style:parent-style-name="Standard">
      <style:text-properties fo:font-size="11pt" officeooo:paragraph-rsid="0037d502" style:font-size-asian="11pt" style:font-size-complex="11pt"/>
    </style:style>
    <style:style style:name="P13" style:family="paragraph" style:parent-style-name="Standard">
      <style:text-properties fo:font-size="11pt" officeooo:paragraph-rsid="001aa4b0" fo:background-color="#dde8cb" style:font-size-asian="11pt" style:font-size-complex="11pt"/>
    </style:style>
    <style:style style:name="P14" style:family="paragraph" style:parent-style-name="Standard">
      <style:text-properties officeooo:rsid="001f67e4" officeooo:paragraph-rsid="001f67e4"/>
    </style:style>
    <style:style style:name="P15" style:family="paragraph" style:parent-style-name="Standard">
      <style:text-properties fo:font-weight="normal" officeooo:paragraph-rsid="0040c38e" fo:background-color="transparent" style:font-weight-asian="normal" style:font-weight-complex="normal"/>
    </style:style>
    <style:style style:name="P16" style:family="paragraph" style:parent-style-name="Standard">
      <style:text-properties officeooo:paragraph-rsid="001aa4b0"/>
    </style:style>
    <style:style style:name="P17" style:family="paragraph" style:parent-style-name="Standard">
      <style:text-properties officeooo:paragraph-rsid="001aa4b0" fo:background-color="transparent"/>
    </style:style>
    <style:style style:name="P18" style:family="paragraph" style:parent-style-name="Standard">
      <style:text-properties officeooo:paragraph-rsid="001aa4b0" fo:background-color="transparent"/>
    </style:style>
    <style:style style:name="P19" style:family="paragraph" style:parent-style-name="Standard">
      <style:text-properties officeooo:paragraph-rsid="002f1aaa" fo:background-color="transparent"/>
    </style:style>
    <style:style style:name="P20" style:family="paragraph" style:parent-style-name="Standard">
      <style:text-properties officeooo:paragraph-rsid="0022465d"/>
    </style:style>
    <style:style style:name="P21" style:family="paragraph" style:parent-style-name="Standard">
      <style:text-properties fo:font-weight="bold" officeooo:rsid="0026e2d4" officeooo:paragraph-rsid="0026e2d4" style:font-weight-asian="bold" style:font-weight-complex="bold"/>
    </style:style>
    <style:style style:name="P22" style:family="paragraph" style:parent-style-name="Standard">
      <style:text-properties officeooo:paragraph-rsid="0031be45"/>
    </style:style>
    <style:style style:name="P23" style:family="paragraph" style:parent-style-name="Standard">
      <style:text-properties officeooo:paragraph-rsid="00340612"/>
    </style:style>
    <style:style style:name="P24" style:family="paragraph" style:parent-style-name="Standard">
      <style:text-properties officeooo:paragraph-rsid="0034fd94"/>
    </style:style>
    <style:style style:name="P25" style:family="paragraph" style:parent-style-name="Standard">
      <style:text-properties officeooo:paragraph-rsid="00180303"/>
    </style:style>
    <style:style style:name="P26" style:family="paragraph" style:parent-style-name="Standard">
      <style:text-properties officeooo:paragraph-rsid="0037d502"/>
    </style:style>
    <style:style style:name="P27" style:family="paragraph" style:parent-style-name="Standard">
      <style:text-properties fo:font-size="14pt" fo:font-weight="bold" officeooo:rsid="003c6b23" officeooo:paragraph-rsid="003c6b23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normal" officeooo:rsid="003c6b23" officeooo:paragraph-rsid="003c6b23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officeooo:paragraph-rsid="003c6b23"/>
    </style:style>
    <style:style style:name="P30" style:family="paragraph" style:parent-style-name="Standard">
      <style:text-properties officeooo:paragraph-rsid="003f01c8"/>
    </style:style>
    <style:style style:name="P31" style:family="paragraph" style:parent-style-name="Standard">
      <style:paragraph-properties fo:margin-left="0.3335in" fo:margin-right="0in" fo:line-height="100%" fo:orphans="0" fo:widows="0" fo:text-indent="-0.3335in" style:auto-text-indent="false"/>
      <style:text-properties fo:font-weight="normal" officeooo:rsid="0026e2d4" officeooo:paragraph-rsid="0027bd84" style:font-weight-asian="normal" style:font-weight-complex="normal"/>
    </style:style>
    <style:style style:name="P32" style:family="paragraph" style:parent-style-name="Standard">
      <style:paragraph-properties fo:margin-left="0.3335in" fo:margin-right="0in" fo:line-height="100%" fo:orphans="0" fo:widows="0" fo:text-indent="-0.3335in" style:auto-text-indent="false"/>
      <style:text-properties fo:font-size="11pt" fo:font-weight="normal" officeooo:rsid="001aa4b0" officeooo:paragraph-rsid="002f1aaa" fo:background-color="#dde8cb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0.3335in" fo:margin-right="0in" fo:line-height="100%" fo:orphans="0" fo:widows="0" fo:text-indent="-0.3335in" style:auto-text-indent="false"/>
      <style:text-properties fo:font-size="11pt" fo:font-weight="normal" officeooo:rsid="0026e2d4" officeooo:paragraph-rsid="002f1aaa" fo:background-color="#dde8cb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0.3335in" fo:margin-right="0in" fo:line-height="100%" fo:orphans="0" fo:widows="0" fo:text-indent="-0.3335in" style:auto-text-indent="false"/>
      <style:text-properties fo:font-size="11pt" fo:font-weight="normal" officeooo:rsid="0026e2d4" officeooo:paragraph-rsid="003b1672" fo:background-color="#dde8cb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left="0.3335in" fo:margin-right="0in" fo:line-height="100%" fo:orphans="0" fo:widows="0" fo:text-indent="-0.3335in" style:auto-text-indent="false"/>
      <style:text-properties fo:font-size="11pt" fo:font-weight="normal" officeooo:rsid="001aa4b0" officeooo:paragraph-rsid="002d1cee" fo:background-color="transparent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.3335in" fo:margin-right="0in" fo:line-height="100%" fo:orphans="0" fo:widows="0" fo:text-indent="-0.3335in" style:auto-text-indent="false"/>
      <style:text-properties fo:font-size="11pt" fo:font-weight="normal" officeooo:rsid="001aa4b0" officeooo:paragraph-rsid="002f1aaa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.3335in" fo:margin-right="0in" fo:line-height="100%" fo:orphans="0" fo:widows="0" fo:text-indent="-0.3335in" style:auto-text-indent="false"/>
      <style:text-properties fo:font-size="11pt" fo:font-weight="normal" officeooo:rsid="0026e2d4" officeooo:paragraph-rsid="002f1aaa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0.3335in" fo:margin-right="0in" fo:line-height="100%" fo:orphans="0" fo:widows="0" fo:text-indent="-0.3335in" style:auto-text-indent="false"/>
      <style:text-properties fo:font-size="11pt" officeooo:paragraph-rsid="002f1aaa" fo:background-color="#dde8cb" style:font-size-asian="11pt" style:font-size-complex="11pt"/>
    </style:style>
    <style:style style:name="P39" style:family="paragraph" style:parent-style-name="Standard">
      <style:paragraph-properties fo:margin-left="0.3335in" fo:margin-right="0in" fo:line-height="100%" fo:orphans="0" fo:widows="0" fo:text-indent="-0.3335in" style:auto-text-indent="false"/>
      <style:text-properties officeooo:paragraph-rsid="002d1cee"/>
    </style:style>
    <style:style style:name="P40" style:family="paragraph" style:parent-style-name="Standard">
      <style:paragraph-properties fo:margin-left="0.3335in" fo:margin-right="0in" fo:line-height="100%" fo:orphans="0" fo:widows="0" fo:text-indent="-0.3335in" style:auto-text-indent="false"/>
      <style:text-properties officeooo:paragraph-rsid="002f1aaa"/>
    </style:style>
    <style:style style:name="P41" style:family="paragraph" style:parent-style-name="Standard">
      <style:paragraph-properties fo:margin-left="0.3335in" fo:margin-right="0in" fo:line-height="100%" fo:orphans="0" fo:widows="0" fo:text-indent="-0.3335in" style:auto-text-indent="false"/>
      <style:text-properties officeooo:paragraph-rsid="002ff09f" fo:background-color="transparent"/>
    </style:style>
    <style:style style:name="T1" style:family="text">
      <style:text-properties officeooo:rsid="000a2533"/>
    </style:style>
    <style:style style:name="T2" style:family="text">
      <style:text-properties officeooo:rsid="000c0ad5"/>
    </style:style>
    <style:style style:name="T3" style:family="text">
      <style:text-properties officeooo:rsid="000da3e7"/>
    </style:style>
    <style:style style:name="T4" style:family="text">
      <style:text-properties officeooo:rsid="000edc0f"/>
    </style:style>
    <style:style style:name="T5" style:family="text">
      <style:text-properties officeooo:rsid="000f5c6e"/>
    </style:style>
    <style:style style:name="T6" style:family="text">
      <style:text-properties officeooo:rsid="00104641"/>
    </style:style>
    <style:style style:name="T7" style:family="text">
      <style:text-properties officeooo:rsid="00114f3e"/>
    </style:style>
    <style:style style:name="T8" style:family="text">
      <style:text-properties officeooo:rsid="001253bf"/>
    </style:style>
    <style:style style:name="T9" style:family="text">
      <style:text-properties officeooo:rsid="0014008e"/>
    </style:style>
    <style:style style:name="T10" style:family="text">
      <style:text-properties officeooo:rsid="00155016"/>
    </style:style>
    <style:style style:name="T11" style:family="text">
      <style:text-properties officeooo:rsid="001aa4b0"/>
    </style:style>
    <style:style style:name="T12" style:family="text">
      <style:text-properties fo:font-size="11pt" fo:font-weight="normal" officeooo:rsid="001f67e4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200799" fo:background-color="transparent" loext:char-shading-value="0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20bdf6" fo:background-color="transparent" loext:char-shading-value="0" style:font-size-asian="11pt" style:font-weight-asian="normal" style:font-size-complex="11pt" style:font-weight-complex="normal"/>
    </style:style>
    <style:style style:name="T16" style:family="text">
      <style:text-properties fo:font-size="11pt" fo:font-weight="normal" officeooo:rsid="0022465d" fo:background-color="transparent" loext:char-shading-value="0" style:font-size-asian="11pt" style:font-weight-asian="normal" style:font-size-complex="11pt" style:font-weight-complex="normal"/>
    </style:style>
    <style:style style:name="T17" style:family="text">
      <style:text-properties fo:font-size="11pt" fo:font-weight="normal" officeooo:rsid="00237d9e" fo:background-color="transparent" loext:char-shading-value="0" style:font-size-asian="11pt" style:font-weight-asian="normal" style:font-size-complex="11pt" style:font-weight-complex="normal"/>
    </style:style>
    <style:style style:name="T18" style:family="text">
      <style:text-properties fo:font-size="11pt" fo:font-weight="normal" officeooo:rsid="001aa4b0" fo:background-color="transparent" loext:char-shading-value="0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31be45" fo:background-color="transparent" loext:char-shading-value="0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25df79" fo:background-color="transparent" loext:char-shading-value="0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26ae9f" fo:background-color="transparent" loext:char-shading-value="0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26e2d4" fo:background-color="transparent" loext:char-shading-value="0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30eef5" fo:background-color="transparent" loext:char-shading-value="0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263c0e" fo:background-color="transparent" loext:char-shading-value="0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24fa6" fo:background-color="transparent" loext:char-shading-value="0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338a4b" fo:background-color="transparent" loext:char-shading-value="0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24e8be" fo:background-color="transparent" loext:char-shading-value="0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340612" fo:background-color="transparent" loext:char-shading-value="0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0095009" fo:background-color="transparent" loext:char-shading-value="0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26e2d4" fo:background-color="transparent" loext:char-shading-value="0" style:font-size-asian="11pt" style:font-weight-asian="normal" style:font-name-complex="Times New Roman" style:font-size-complex="12pt" style:font-weight-complex="normal"/>
    </style:style>
    <style:style style:name="T31" style:family="text">
      <style:text-properties fo:font-size="11pt" fo:font-weight="normal" officeooo:rsid="001aa4b0" fo:background-color="transparent" loext:char-shading-value="0" style:font-size-asian="11pt" style:font-weight-asian="normal" style:font-name-complex="Times New Roman" style:font-size-complex="12pt" style:font-weight-complex="normal"/>
    </style:style>
    <style:style style:name="T32" style:family="text">
      <style:text-properties fo:font-size="11pt" fo:font-weight="normal" officeooo:rsid="001aa4b0" style:font-size-asian="11pt" style:font-weight-asian="normal" style:font-size-complex="11pt" style:font-weight-complex="normal"/>
    </style:style>
    <style:style style:name="T33" style:family="text">
      <style:text-properties fo:font-size="11pt" fo:font-weight="normal" officeooo:rsid="0020bdf6" style:font-size-asian="11pt" style:font-weight-asian="normal" style:font-size-complex="11pt" style:font-weight-complex="normal"/>
    </style:style>
    <style:style style:name="T34" style:family="text">
      <style:text-properties fo:font-size="11pt" fo:font-weight="normal" officeooo:rsid="0022465d" style:font-size-asian="11pt" style:font-weight-asian="normal" style:font-size-complex="11pt" style:font-weight-complex="normal"/>
    </style:style>
    <style:style style:name="T35" style:family="text">
      <style:text-properties fo:font-size="11pt" fo:font-weight="normal" officeooo:rsid="001f67e4" style:font-size-asian="11pt" style:font-weight-asian="normal" style:font-size-complex="11pt" style:font-weight-complex="normal"/>
    </style:style>
    <style:style style:name="T36" style:family="text">
      <style:text-properties fo:font-size="11pt" fo:font-weight="normal" officeooo:rsid="00340612" style:font-size-asian="11pt" style:font-weight-asian="normal" style:font-size-complex="11pt" style:font-weight-complex="normal"/>
    </style:style>
    <style:style style:name="T37" style:family="text">
      <style:text-properties fo:font-size="11pt" fo:font-weight="normal" officeooo:rsid="003f01c8" style:font-size-asian="11pt" style:font-weight-asian="normal" style:font-size-complex="11pt" style:font-weight-complex="normal"/>
    </style:style>
    <style:style style:name="T38" style:family="text">
      <style:text-properties fo:font-size="11pt" fo:font-weight="normal" officeooo:rsid="0040c38e" style:font-size-asian="11pt" style:font-weight-asian="normal" style:font-size-complex="11pt" style:font-weight-complex="normal"/>
    </style:style>
    <style:style style:name="T39" style:family="text">
      <style:text-properties fo:font-size="11pt" fo:font-weight="normal" officeooo:rsid="0026e2d4" style:font-size-asian="11pt" style:font-weight-asian="normal" style:font-name-complex="Times New Roman" style:font-size-complex="12pt" style:font-weight-complex="normal"/>
    </style:style>
    <style:style style:name="T40" style:family="text">
      <style:text-properties fo:font-size="11pt" officeooo:rsid="001aa4b0" fo:background-color="transparent" loext:char-shading-value="0" style:font-size-asian="11pt" style:font-size-complex="11pt"/>
    </style:style>
    <style:style style:name="T41" style:family="text">
      <style:text-properties fo:font-size="11pt" officeooo:rsid="0028d289" fo:background-color="transparent" loext:char-shading-value="0" style:font-size-asian="11pt" style:font-size-complex="11pt"/>
    </style:style>
    <style:style style:name="T42" style:family="text">
      <style:text-properties fo:font-size="11pt" officeooo:rsid="0029aa95" fo:background-color="transparent" loext:char-shading-value="0" style:font-size-asian="11pt" style:font-size-complex="11pt"/>
    </style:style>
    <style:style style:name="T43" style:family="text">
      <style:text-properties fo:font-size="11pt" officeooo:rsid="0034fd94" fo:background-color="transparent" loext:char-shading-value="0" style:font-size-asian="11pt" style:font-size-complex="11pt"/>
    </style:style>
    <style:style style:name="T44" style:family="text">
      <style:text-properties fo:font-size="11pt" officeooo:rsid="0026ae9f" fo:background-color="transparent" loext:char-shading-value="0" style:font-size-asian="11pt" style:font-size-complex="11pt"/>
    </style:style>
    <style:style style:name="T45" style:family="text">
      <style:text-properties fo:font-size="11pt" officeooo:rsid="00197714" fo:background-color="transparent" loext:char-shading-value="0" style:font-size-asian="11pt" style:font-size-complex="11pt"/>
    </style:style>
    <style:style style:name="T46" style:family="text">
      <style:text-properties fo:font-size="11pt" officeooo:rsid="00367360" fo:background-color="transparent" loext:char-shading-value="0" style:font-size-asian="11pt" style:font-size-complex="11pt"/>
    </style:style>
    <style:style style:name="T47" style:family="text">
      <style:text-properties fo:font-size="11pt" officeooo:rsid="0037d502" fo:background-color="transparent" loext:char-shading-value="0" style:font-size-asian="11pt" style:font-size-complex="11pt"/>
    </style:style>
    <style:style style:name="T48" style:family="text">
      <style:text-properties fo:font-size="11pt" fo:font-style="italic" fo:font-weight="normal" officeooo:rsid="001f67e4" style:font-size-asian="11pt" style:font-weight-asian="normal" style:font-size-complex="11pt" style:font-weight-complex="normal"/>
    </style:style>
    <style:style style:name="T49" style:family="text">
      <style:text-properties fo:font-size="11pt" fo:font-style="italic" fo:font-weight="normal" officeooo:rsid="002ff09f" style:font-size-asian="11pt" style:font-weight-asian="normal" style:font-size-complex="11pt" style:font-weight-complex="normal"/>
    </style:style>
    <style:style style:name="T50" style:family="text">
      <style:text-properties fo:font-size="11pt" fo:font-style="italic" fo:font-weight="normal" officeooo:rsid="0026e2d4" fo:background-color="transparent" loext:char-shading-value="0" style:font-size-asian="11pt" style:font-weight-asian="normal" style:font-name-complex="Times New Roman" style:font-size-complex="12pt" style:font-weight-complex="normal"/>
    </style:style>
    <style:style style:name="T51" style:family="text">
      <style:text-properties fo:font-size="11pt" fo:font-style="italic" fo:font-weight="normal" officeooo:rsid="001aa4b0" fo:background-color="transparent" loext:char-shading-value="0" style:font-size-asian="11pt" style:font-weight-asian="normal" style:font-name-complex="Times New Roman" style:font-size-complex="12pt" style:font-weight-complex="normal"/>
    </style:style>
    <style:style style:name="T52" style:family="text">
      <style:text-properties fo:font-size="11pt" fo:font-style="italic" fo:font-weight="normal" officeooo:rsid="002f1aaa" fo:background-color="transparent" loext:char-shading-value="0" style:font-size-asian="11pt" style:font-weight-asian="normal" style:font-name-complex="Times New Roman" style:font-size-complex="12pt" style:font-weight-complex="normal"/>
    </style:style>
    <style:style style:name="T53" style:family="text">
      <style:text-properties fo:font-size="11pt" fo:font-style="italic" fo:font-weight="normal" officeooo:rsid="003b1672" fo:background-color="transparent" loext:char-shading-value="0" style:font-size-asian="11pt" style:font-weight-asian="normal" style:font-name-complex="Times New Roman" style:font-size-complex="12pt" style:font-weight-complex="normal"/>
    </style:style>
    <style:style style:name="T54" style:family="text">
      <style:text-properties fo:font-size="11pt" officeooo:rsid="000750a3" style:font-size-asian="11pt" style:font-size-complex="11pt"/>
    </style:style>
    <style:style style:name="T55" style:family="text">
      <style:text-properties fo:font-size="11pt" officeooo:rsid="0034fd94" style:font-size-asian="11pt" style:font-size-complex="11pt"/>
    </style:style>
    <style:style style:name="T56" style:family="text">
      <style:text-properties fo:font-size="11pt" officeooo:rsid="00095009" style:font-size-asian="11pt" style:font-size-complex="11pt"/>
    </style:style>
    <style:style style:name="T57" style:family="text">
      <style:text-properties fo:font-size="11pt" officeooo:rsid="000a2533" style:font-size-asian="11pt" style:font-size-complex="11pt"/>
    </style:style>
    <style:style style:name="T58" style:family="text">
      <style:text-properties fo:font-size="11pt" officeooo:rsid="000c0ad5" style:font-size-asian="11pt" style:font-size-complex="11pt"/>
    </style:style>
    <style:style style:name="T59" style:family="text">
      <style:text-properties fo:font-size="11pt" officeooo:rsid="00180303" style:font-size-asian="11pt" style:font-size-complex="11pt"/>
    </style:style>
    <style:style style:name="T60" style:family="text">
      <style:text-properties fo:font-size="11pt" officeooo:rsid="00367360" style:font-size-asian="11pt" style:font-size-complex="11pt"/>
    </style:style>
    <style:style style:name="T61" style:family="text">
      <style:text-properties fo:font-size="11pt" officeooo:rsid="0037d502" style:font-size-asian="11pt" style:font-size-complex="11pt"/>
    </style:style>
    <style:style style:name="T62" style:family="text">
      <style:text-properties fo:font-size="11pt" officeooo:rsid="003c6b23" style:font-size-asian="11pt" style:font-size-complex="11pt"/>
    </style:style>
    <style:style style:name="T63" style:family="text">
      <style:text-properties fo:font-size="11pt" officeooo:rsid="003f01c8" style:font-size-asian="11pt" style:font-size-complex="11pt"/>
    </style:style>
    <style:style style:name="T64" style:family="text">
      <style:text-properties fo:font-size="11pt" officeooo:rsid="0040c38e" style:font-size-asian="9.60000038146973pt" style:font-size-complex="11pt"/>
    </style:style>
    <style:style style:name="T65" style:family="text">
      <style:text-properties fo:font-size="11pt" officeooo:rsid="00422c42" style:font-size-asian="9.60000038146973pt" style:font-size-complex="11pt"/>
    </style:style>
    <style:style style:name="T66" style:family="text">
      <style:text-properties fo:background-color="transparent" loext:char-shading-value="0" style:font-name-complex="Times New Roman" style:font-size-complex="12pt"/>
    </style:style>
    <style:style style:name="T67" style:family="text">
      <style:text-properties officeooo:rsid="002d1cee" fo:background-color="transparent" loext:char-shading-value="0" style:font-name-complex="Times New Roman" style:font-size-complex="12pt"/>
    </style:style>
    <style:style style:name="T68" style:family="text">
      <style:text-properties officeooo:rsid="002f1aaa" fo:background-color="transparent" loext:char-shading-value="0" style:font-name-complex="Times New Roman" style:font-size-complex="12pt"/>
    </style:style>
    <style:style style:name="T69" style:family="text">
      <style:text-properties fo:font-style="italic" officeooo:rsid="0026e2d4" style:font-name-complex="Times New Roman" style:font-size-complex="12pt"/>
    </style:style>
    <style:style style:name="T70" style:family="text">
      <style:text-properties fo:font-style="italic" officeooo:rsid="003b1672" style:font-name-complex="Times New Roman" style:font-size-complex="12pt"/>
    </style:style>
    <style:style style:name="T71" style:family="text">
      <style:text-properties fo:font-style="italic" fo:background-color="transparent" loext:char-shading-value="0" style:font-name-complex="Times New Roman" style:font-size-complex="12pt"/>
    </style:style>
    <style:style style:name="T72" style:family="text">
      <style:text-properties style:font-name-complex="Times New Roman" style:font-size-complex="12pt"/>
    </style:style>
    <style:style style:name="T73" style:family="text">
      <style:text-properties officeooo:rsid="002d1cee" style:font-name-complex="Times New Roman" style:font-size-complex="12pt"/>
    </style:style>
    <style:style style:name="T74" style:family="text">
      <style:text-properties officeooo:rsid="0039990f" style:font-name-complex="Times New Roman" style:font-size-complex="12pt"/>
    </style:style>
    <style:style style:name="T75" style:family="text">
      <style:text-properties officeooo:rsid="002d0ddf"/>
    </style:style>
    <style:style style:name="T76" style:family="text">
      <style:text-properties fo:font-weight="normal" officeooo:rsid="0026e2d4" style:font-weight-asian="normal" style:font-name-complex="Times New Roman" style:font-size-complex="12pt" style:font-weight-complex="normal"/>
    </style:style>
    <style:style style:name="T77" style:family="text">
      <style:text-properties fo:color="#000000" fo:font-size="11pt" style:text-underline-style="none" fo:font-weight="normal" officeooo:rsid="0026e2d4" style:font-size-asian="11pt" style:font-weight-asian="normal" style:font-name-complex="Times New Roman" style:font-size-complex="12pt" style:font-weight-complex="normal"/>
    </style:style>
    <style:style style:name="T78" style:family="text">
      <style:text-properties fo:color="#000000" fo:font-size="11pt" fo:font-style="italic" style:text-underline-style="none" fo:font-weight="normal" officeooo:rsid="0026e2d4" style:font-size-asian="11pt" style:font-style-asian="italic" style:font-weight-asian="normal" style:font-name-complex="Times New Roman" style:font-size-complex="12pt" style:font-style-complex="italic" style:font-weight-complex="normal"/>
    </style:style>
    <style:style style:name="T79" style:family="text">
      <style:text-properties fo:color="#000000" style:font-name="Liberation Serif" officeooo:rsid="0025df79" style:font-name-complex="Times New Roman"/>
    </style:style>
    <style:style style:name="T80" style:family="text">
      <style:text-properties fo:color="#000000" style:font-name="Liberation Serif" fo:font-style="italic" officeooo:rsid="0025df79" style:font-name-complex="Times New Roman"/>
    </style:style>
    <style:style style:name="T81" style:family="text">
      <style:text-properties fo:color="#000000" style:font-name="Liberation Serif" fo:letter-spacing="normal" officeooo:rsid="0025df79" style:font-name-complex="Times New Roman"/>
    </style:style>
    <style:style style:name="T82" style:family="text">
      <style:text-properties officeooo:rsid="00340612"/>
    </style:style>
    <style:style style:name="T83" style:family="text">
      <style:text-properties officeooo:rsid="00367360"/>
    </style:style>
    <style:style style:name="T84" style:family="text">
      <style:text-properties officeooo:rsid="0037d502"/>
    </style:style>
    <style:style style:name="T85" style:family="text">
      <style:text-properties fo:font-variant="normal" fo:text-transform="none" fo:color="#000000" style:font-name="Liberation Serif" fo:letter-spacing="normal" fo:font-style="normal" officeooo:rsid="0025df79" style:font-name-complex="Times New Roman"/>
    </style:style>
    <style:style style:name="T86" style:family="text">
      <style:text-properties fo:font-variant="normal" fo:text-transform="none" fo:color="#000000" style:font-name="Liberation Serif" fo:letter-spacing="normal" fo:font-style="normal" officeooo:rsid="003b1672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1.Related Work</text:p>
      <text:p text:style-name="P28"/>
      <text:p text:style-name="P15"><text:span text:style-name="T64">Although there are many text classification studies </text:span><text:span text:style-name="T65">and datasets </text:span><text:span text:style-name="T64">for widely-spoken la</text:span><text:span text:style-name="T65">n</text:span><text:span text:style-name="T64">guages like English, </text:span><text:span text:style-name="T65">the morphological structure and spread of Turkish limits this number. </text:span><text:span text:style-name="T64"><text:s/>However in the recent years, more researches are being conducted for improving Turkish text classification methods, </text:span><text:span text:style-name="T65">NLP libraries for Turkish text processing are formed and </text:span><text:span text:style-name="T64">larger datasets are created. </text:span><text:span text:style-name="T65">In this section, we will explain some of the related work with similar methods that are used in this study. </text:span><text:span text:style-name="T64"><text:s text:c="2"/></text:span></text:p>
      <text:p text:style-name="P5"/>
      <text:p text:style-name="P30"><text:span text:style-name="T37">We divide the previous work into two categories: The first section gives brief explanations of some Turkish text classification studies conducted with various datasets, the second part is reserved for the classification of the benchmark dataset TTC-3600, in order to </text:span><text:span text:style-name="T38">understand</text:span><text:span text:style-name="T37"> the </text:span><text:span text:style-name="T38">improvements</text:span><text:span text:style-name="T37"> in </text:span><text:span text:style-name="T38">results and the developments of the model architectures</text:span><text:span text:style-name="T37">.</text:span></text:p>
      <text:p text:style-name="P5"/>
      <text:p text:style-name="P5">Previous work in Turkish text classificat<text:span text:style-name="T82">i</text:span>on area</text:p>
      <text:p text:style-name="P1"/>
      <text:p text:style-name="P23"><text:span text:style-name="T18">Güran and Erdinç <text:s/></text:span><text:span text:style-name="T19">performed</text:span><text:span text:style-name="T20"> the </text:span><text:span text:style-name="T21">analysis of word embeddings Word2Vec, Doc2Vec and FastText in terms of their success in Turkish text c</text:span><text:span text:style-name="T22">ategorization</text:span><text:span text:style-name="T21">. They trained </text:span><text:span text:style-name="T22">traditional machine learning models</text:span><text:span text:style-name="T21"> NB, SVM, RF, LR </text:span><text:span text:style-name="T22">as well as </text:span><text:span text:style-name="T19">the deep learning model</text:span><text:span text:style-name="T22"> ANN in a semi-supervised manner </text:span><text:span text:style-name="T21"><text:s/></text:span><text:span text:style-name="T22">on a preprocessed dataset of 5 milli</text:span><text:span text:style-name="T23">o</text:span><text:span text:style-name="T22">n texts in total, collected from various publishers’ websites. </text:span><text:span text:style-name="T28">I</text:span><text:span text:style-name="T22">n their work, </text:span><text:span text:style-name="T28">they </text:span><text:span text:style-name="T22">have achieved an accuracy of 78% with the embedding FastText and model SVM. </text:span><text:span text:style-name="T21">They also claimed th</text:span><text:span text:style-name="T28">is</text:span><text:span text:style-name="T21"> work is the primary work that analyzes the effects of word-embedding methods Word2Vec, Doc2Vec and FastText as well as the preprocessing on the classification of Turkish texts.</text:span></text:p>
      <text:p text:style-name="P3"/>
      <text:p text:style-name="P22"><text:span text:style-name="T18">Aydoğan </text:span><text:span text:style-name="T24">and Karcı researched the effect of pretrain</text:span><text:span text:style-name="T19">ing </text:span><text:span text:style-name="T24">word vectors on text classification accuracy.</text:span><text:span text:style-name="T25">(Aydoğan &amp; Karcı, 2020)</text:span><text:span text:style-name="T24"> They created two datasets, a large corpus of 528 thousand sentences </text:span><text:span text:style-name="T19">extracted</text:span><text:span text:style-name="T24"> from Turkish Wikipedia articles and a smaller </text:span><text:span text:style-name="T25">multiclass</text:span><text:span text:style-name="T24"> dataset collected from customer feedbacks </text:span><text:span text:style-name="T25">for classification purposes</text:span><text:span text:style-name="T24">. </text:span><text:span text:style-name="T19">The f</text:span><text:span text:style-name="T25">ormer</text:span><text:span text:style-name="T19"> is utilized </text:span><text:span text:style-name="T25">in</text:span><text:span text:style-name="T19"> the </text:span><text:span text:style-name="T25">formation</text:span><text:span text:style-name="T19"> of word vectors </text:span><text:span text:style-name="T25">whereas </text:span><text:span text:style-name="T19">the </text:span><text:span text:style-name="T25">latter</text:span><text:span text:style-name="T19"> </text:span><text:span text:style-name="T24">is used in the </text:span><text:span text:style-name="T25">process of </text:span><text:span text:style-name="T24">training deep learning architectures CNN, RNN, LSTM, GRU and their variations. Their work </text:span><text:span text:style-name="T25">showed</text:span><text:span text:style-name="T24"> that pretraining </text:span><text:span text:style-name="T25">word vectors</text:span><text:span text:style-name="T24"> increase</text:span><text:span text:style-name="T25">d</text:span><text:span text:style-name="T24"> the accuracy by 5-7% and </text:span><text:span text:style-name="T19">that GRU was the model that gave the highest </text:span><text:span text:style-name="T25">value by 86.5%</text:span><text:span text:style-name="T19">.</text:span></text:p>
      <text:p text:style-name="P3"/>
      <text:p text:style-name="P20"><text:span text:style-name="T16">Pirana et al. </text:span><text:span text:style-name="T25">conducted an analysis of </text:span><text:span text:style-name="T16">three deep learning methods CNN, RCNN and LSTM on the classification of Turkish sentences. </text:span><text:span text:style-name="T17">They </text:span><text:span text:style-name="T25">used their own </text:span><text:span text:style-name="T17">datasets, one collected from a bank’s customer service records <text:s/></text:span><text:span text:style-name="T25">with </text:span><text:span text:style-name="T17">12</text:span><text:span text:style-name="T25">0 categories</text:span><text:span text:style-name="T17"> and </text:span><text:span text:style-name="T25">another one</text:span><text:span text:style-name="T17"> </text:span><text:span text:style-name="T26">formed </text:span><text:span text:style-name="T17">from social media </text:span><text:span text:style-name="T26">posts </text:span><text:span text:style-name="T17">to detect the presence of abusive </text:span><text:span text:style-name="T26">content</text:span><text:span text:style-name="T17">, </text:span><text:span text:style-name="T26">a two-labeled dataset</text:span><text:span text:style-name="T17"> reserved for </text:span><text:span text:style-name="T26">the </text:span><text:span text:style-name="T17">training of the CNN </text:span><text:span text:style-name="T25">only</text:span><text:span text:style-name="T17">. Their experiments have </text:span><text:span text:style-name="T26">provided the outcome of </text:span><text:span text:style-name="T17">CNN </text:span><text:span text:style-name="T26">providing</text:span><text:span text:style-name="T17"> the best result in terms of accuracy, <text:s/>87.38% and 93.41% in the datasets 1 and 2 respectively. </text:span></text:p>
      <text:p text:style-name="P3"/>
      <text:p text:style-name="P16"><text:span text:style-name="T18">Çelik </text:span><text:span text:style-name="T27">and </text:span><text:span text:style-name="T18">Koç <text:s/></text:span><text:span text:style-name="T20">studied </text:span><text:span text:style-name="T26">the classification</text:span><text:span text:style-name="T20"> o</text:span><text:span text:style-name="T26">f a dataset</text:span><text:span text:style-name="T20"> assembled from various Turkish news into 6 predefined groups. </text:span><text:span text:style-name="T28">(Çelik&amp; Koç, 2021) </text:span><text:span text:style-name="T20">After the preprocess</text:span><text:span text:style-name="T26">ing techniques such as removal punctuation and stop-words, decapitalization and stemming, </text:span><text:span text:style-name="T20">the data has been vectorized using the TF-IDF, Word2Vec and FastText vectorization techniques. </text:span><text:span text:style-name="T28">Later on by these vectorized input data, </text:span><text:span text:style-name="T26">the</text:span><text:span text:style-name="T20"> models SVM, NB,LR,RF and ANN have been </text:span><text:span text:style-name="T26">trained</text:span><text:span text:style-name="T20">. <text:s/>The highest </text:span><text:span text:style-name="T26">success ratio</text:span><text:span text:style-name="T20"> has been obtained from the training of SVM model with FastText word embedding, resulting in an accuracy of 95.75%.</text:span></text:p>
      <text:p text:style-name="P17"/>
      <text:p text:style-name="P18"><text:span text:style-name="T32">Nergiz et al. <text:s/></text:span><text:span text:style-name="T33">applied three word-embedding models, namely FastText, Word2Vec <text:s/>and Doc2</text:span><text:span text:style-name="T34">V</text:span><text:span text:style-name="T33">ec </text:span><text:span text:style-name="T34">on a large </text:span><text:span text:style-name="T36">corpus </text:span><text:span text:style-name="T34">with 2.520.000 preprocessed text data collected from turkish news websites. </text:span><text:span text:style-name="T36">(Nergis et al., 2019) </text:span><text:span text:style-name="T34">They have experimented the <text:s/></text:span><text:span text:style-name="T36">input </text:span><text:span text:style-name="T34">vectors on the deep learning model LSTM, obtaining an accuracy of 96.18% for FastText vectorization.</text:span></text:p>
      <text:p text:style-name="P16"><text:span text:style-name="T12"/></text:p>
      <text:p text:style-name="P14"><text:span text:style-name="T12">K</text:span><text:span text:style-name="T13">ilimci </text:span><text:span text:style-name="T28">&amp; Akyokuş</text:span><text:span text:style-name="T13"> <text:s/>implemented three different deep learning architectures ,</text:span><text:span text:style-name="T14">a</text:span><text:span text:style-name="T13"> CNN, </text:span><text:span text:style-name="T14">an</text:span><text:span text:style-name="T13"> RNN and </text:span><text:span text:style-name="T14">an</text:span><text:span text:style-name="T13"> LSTM, training them </text:span><text:span text:style-name="T14">with well-known word embedding models like Word2Vec, FastText and Glove instead of using traditonal word vectorization techniques as TF-IDF. </text:span><text:span text:style-name="T28">(Kilimci &amp; Akyokuş, 2019)</text:span><text:span text:style-name="T13"> </text:span><text:span text:style-name="T14">Their experiments on four </text:span><text:span text:style-name="T15">unpreprocessed </text:span><text:span text:style-name="T14">news datasets, gathered from popular newspapers, have revealed that FastText is a suitable word representation technique for Turkish </text:span><text:span text:style-name="T28">language </text:span><text:span text:style-name="T14">and yielded the highest accuracy of 93.50% when used with the LSTM architecture.</text:span></text:p>
      <text:p text:style-name="P4"><text:soft-page-break/></text:p>
      <text:p text:style-name="P1"><text:span text:style-name="T10">Previous work </text:span>with <text:span text:style-name="T11">the benchmark dataset </text:span>TTC-3600 </text:p>
      <text:p text:style-name="P9"/>
      <text:p text:style-name="P24"><text:span text:style-name="T54">Kılınç et al. emphasized the lack of a benchmark dataset to be used in comparative Turkish text classification researches and they provided a new publicly available and well-documented news dataset, TTC3600, </text:span><text:span text:style-name="T55">that</text:span><text:span text:style-name="T54"> includes a total of 3600 news texts evenly distributed among 6 categories: economy, culture-arts, health, politics, sports and technology. (Kılınç </text:span><text:span text:style-name="T61">e</text:span><text:span text:style-name="T54">t al., 2017) <text:s/></text:span><text:span text:style-name="T56">They </text:span><text:span text:style-name="T55">also trained</text:span><text:span text:style-name="T56"> five widely known </text:span><text:span text:style-name="T57">text</text:span><text:span text:style-name="T56"> classifiers </text:span><text:span text:style-name="T57">NB, SVM, K-NN, J48 and RF </text:span><text:span text:style-name="T55">with varying preprocessed versions of this <text:s/>and </text:span><text:span text:style-name="T56"><text:s/>obtained </text:span><text:span text:style-name="T55">a</text:span><text:span text:style-name="T56"> maximum accuracy </text:span><text:span text:style-name="T57">of 91.03% </text:span><text:span text:style-name="T55">in the case of </text:span><text:span text:style-name="T56"><text:s/>R</text:span><text:span text:style-name="T57">F</text:span><text:span text:style-name="T56"> classifier </text:span><text:span text:style-name="T29">and attribute ranking-based feature selection method </text:span><text:span text:style-name="T56">when </text:span><text:span text:style-name="T55">the data is stemmed with the </text:span><text:span text:style-name="T56">Zemberek </text:span><text:span text:style-name="T55">library</text:span><text:span text:style-name="T58">.</text:span></text:p>
      <text:p text:style-name="P9"/>
      <text:p text:style-name="P26"><text:span text:style-name="T40">Kılınç </text:span><text:span text:style-name="T41"><text:s/></text:span><text:span text:style-name="T42">examined </text:span><text:span text:style-name="T41">the influence of ensemble learning models on text categorization by using four traditional machine-learning based classifiers(SVM, J48, K-NN and NB) and three ensemble classifiers (Bagging, Boosting, and RF). <text:s/>(</text:span><text:span text:style-name="T47">Kılınç, </text:span><text:span text:style-name="T41">2016)</text:span><text:span text:style-name="T42">Their studies showed that the ensemble methods increased classification accurac</text:span><text:span text:style-name="T43">ies</text:span><text:span text:style-name="T42"> mostly, the highests obtained with the RF and Boosting classifiers. </text:span></text:p>
      <text:p text:style-name="P16"><text:span text:style-name="T42"/></text:p>
      <text:p text:style-name="P2"><text:span text:style-name="T1">Acı and Çırak used </text:span><text:span text:style-name="T2">the </text:span><text:span text:style-name="T1">word embedding m</text:span><text:span text:style-name="T2">ethod</text:span><text:span text:style-name="T1"> Word2Vec to vectorize the text data before <text:s/></text:span><text:span text:style-name="T2">training two different CNN models on </text:span><text:span text:style-name="T1"><text:s/></text:span><text:span text:style-name="T2">the raw and Zemberek-stemmed data. </text:span><text:span text:style-name="T84">(Acı &amp; Çırak, 2019) </text:span><text:span text:style-name="T2">Their work yielded </text:span><text:span text:style-name="T3">F1 scores</text:span><text:span text:style-name="T2"> of 93.3% and 90.1% on stemmed and raw data respectively, showing that wor</text:span><text:span text:style-name="T3">d</text:span><text:span text:style-name="T2"> embeddings train better with deep learning models in comparison </text:span><text:span text:style-name="T83">to</text:span><text:span text:style-name="T2"> the previous work of Kılınç et al.(2017)</text:span></text:p>
      <text:p text:style-name="P2"/>
      <text:p text:style-name="P11"><text:span text:style-name="T3">Yıldırım and Yıldız </text:span><text:span text:style-name="T5">utilized </text:span><text:span text:style-name="T3">the dataset TTC4900, with 7 categories and 700 news texts per each, as well as </text:span><text:span text:style-name="T83">the previously introduced</text:span><text:span text:style-name="T3"> TTC3600 </text:span><text:span text:style-name="T83">for</text:span><text:span text:style-name="T4"> the comparison of </text:span><text:span text:style-name="T5">conventional bag of words models and the newer word-embedding methods. </text:span><text:span text:style-name="T83">(Yıldırım &amp; Yıldız, 2018)</text:span><text:span text:style-name="T5"> </text:span><text:span text:style-name="T83">When </text:span><text:span text:style-name="T5">combined with the BOW approach Distributed Memory Model of Paragraph Vectors, </text:span><text:span text:style-name="T83">t</text:span><text:span text:style-name="T4">heir</text:span><text:span text:style-name="T3"> Multinominal Naive-Bayes machine learning model </text:span><text:span text:style-name="T4">achieved F1 scores of 93.1% and 90.0% </text:span><text:span text:style-name="T83">for</text:span><text:span text:style-name="T4"> TTC-3600 and TTC-4900 accordingly.</text:span></text:p>
      <text:p text:style-name="P10"/>
      <text:p text:style-name="P25"><text:span text:style-name="T59">Kuyumcu et al. used </text:span><text:span text:style-name="T60">the </text:span><text:span text:style-name="T59">FastText <text:s/>word embedding model </text:span><text:span text:style-name="T60">in the </text:span><text:span text:style-name="T59">classification of TTC-3600, forgoing the preprocessing steps </text:span><text:span text:style-name="T60">of the input texts, </text:span><text:span text:style-name="T59"><text:s/>training NB, K-NN and J48 models </text:span><text:span text:style-name="T60">to obtain a acuracy of</text:span><text:span text:style-name="T45"> 93,43%. </text:span><text:span text:style-name="T46">(Kuyumcu et al., 2019)</text:span><text:span text:style-name="T45"> </text:span><text:span text:style-name="T44">They also claimed that their study is the first to classify a benchmark dataset by using FastText.</text:span></text:p>
      <text:p text:style-name="P10"/>
      <text:p text:style-name="P12"><text:span text:style-name="T5">Doğru et al.</text:span><text:span text:style-name="T6">analyzed</text:span><text:span text:style-name="T5"> the effect of Doc2</text:span><text:span text:style-name="T9">V</text:span><text:span text:style-name="T5">ec word embedding on</text:span><text:span text:style-name="T6"> </text:span><text:span text:style-name="T5">text classification </text:span><text:span text:style-name="T7">models CNN, GNB, RF, NB, and SVM by using preprocessed Turkish and English datasets TTC-3600 and BBC news. </text:span><text:span text:style-name="T10">(</text:span><text:span text:style-name="T84">Doğru et al., </text:span><text:span text:style-name="T10">2021)</text:span><text:span text:style-name="T5"> </text:span><text:span text:style-name="T9">T</text:span><text:span text:style-name="T8">he CNN trained on the cleaned and stemmed ( by the Zemberek library) </text:span><text:span text:style-name="T7"><text:s/>TTC-3600 dataset </text:span><text:span text:style-name="T9">produced </text:span><text:span text:style-name="T8">an </text:span><text:span text:style-name="T9">F1 score</text:span><text:span text:style-name="T8"> of 94.17%, </text:span><text:span text:style-name="T9">outperforming all the models in the previous works mentioned</text:span><text:span text:style-name="T8">. </text:span></text:p>
      <text:p text:style-name="P13"/>
      <text:p text:style-name="P7">Borandağ et al. <text:s/><text:span text:style-name="T75">proposed a new ensemble feature selection method for Turkish text categorization problem. </text:span><text:span text:style-name="T83">(Borandağ et al., 2021)</text:span><text:span text:style-name="T75"> It is a majority voting system to combine several filters such as information gain, relief, systematic uncertainty and correlation-based feature selection. This new technique is analyzed on two datasets, TTC-3600 and a newly generated one, by training </text:span><text:span text:style-name="T83">the</text:span><text:span text:style-name="T75"> classifiers NB, SVM, J-48 and RF. They found out that their method resulted in a prediction accuracy of 92.44% for TTC-3600 when trained with </text:span><text:span text:style-name="T83">the</text:span><text:span text:style-name="T75"> Naive-Bayes algorithm.</text:span></text:p>
      <text:p text:style-name="P2"/>
      <text:p text:style-name="P2"/>
      <text:p text:style-name="P2"/>
      <text:p text:style-name="P29"><text:span text:style-name="T62">To be able to assess our work’s contribution to the literature along with analyzing our findings <text:s/>and comparing them with the already existing results, we will <text:s/>use the <text:s/></text:span><text:span text:style-name="T63">preprocessed </text:span><text:span text:style-name="T62">benchmark datasets TTC-3600 and TTC-4900 . <text:s/></text:span><text:span text:style-name="T63">As can be seen in some of the previous works mentioned, we can conclude that using FastText word embedding method for comparison purposes with the traditional vectorization method TF-IDF will yield better results in different classifier models. </text:span></text:p>
      <text:p text:style-name="P9"/>
      <text:p text:style-name="P21">References</text:p>
      <text:p text:style-name="P21"/>
      <text:p text:style-name="P41"><text:span text:style-name="T77">Acı, Ç., &amp; Çırak, A. (2019). Turkish News Articles Categorization Using Convolutional Neural Network. </text:span><text:span text:style-name="T78">International Journal of Informatics Technologies</text:span><text:span text:style-name="T77">, </text:span><text:span text:style-name="T78">12</text:span><text:span text:style-name="T77">(3), 219–228. https://doi.org/10.17671/gazibtd.457917</text:span></text:p>
      <text:p text:style-name="P6"><text:soft-page-break/></text:p>
      <text:p text:style-name="P40"><text:span text:style-name="T76">Akın, A. A. (n.d.). ahmetaa/zemberek-nlp: NLP tools for Turkish. Retrieved from https://github.com/ahmetaa/zemberek-nlp</text:span></text:p>
      <text:p text:style-name="P31"><text:span text:style-name="T72"/></text:p>
      <text:p text:style-name="P40"><text:span text:style-name="T31">Aydoğan, M., &amp; Karci, A. (2020). Improving the accuracy using pre-trained word embeddings on deep</text:span></text:p>
      <text:p text:style-name="P40"><text:span text:style-name="T31"><text:tab/>neural networks for Turkish text classification. </text:span><text:span text:style-name="T51">Physica A: Statistical Mechanics and Its <text:s text:c="3"/></text:span><text:span text:style-name="T52">A</text:span><text:span text:style-name="T51">pplications</text:span><text:span text:style-name="T31">, </text:span><text:span text:style-name="T51">541</text:span><text:span text:style-name="T31">. https://doi.org/10.1016/j.physa.2019.123288</text:span></text:p>
      <text:p text:style-name="P35"><text:span text:style-name="T72"/></text:p>
      <text:p text:style-name="P40"><text:span text:style-name="T30">Borandağ, E., Özçift, A., &amp; Kaygusuz, Y. (2021). Development of majority vote ensemble feature selection algorithm augmented with rank allocation to enhance Turkish text categorization. </text:span><text:span text:style-name="T50">Turkish </text:span></text:p>
      <text:p text:style-name="P40"><text:span text:style-name="T50"><text:tab/>Journal of <text:s/>Electrical Engineering and Computer Sciences</text:span><text:span text:style-name="T30">, </text:span><text:span text:style-name="T50">29</text:span><text:span text:style-name="T30">(2), 514–530. https://doi.org/10.3906/ELK-1911-116</text:span></text:p>
      <text:p text:style-name="P39"><text:span text:style-name="T30"/></text:p>
      <text:p text:style-name="P36"><text:span text:style-name="T39">Ç</text:span><text:span text:style-name="T73">elik</text:span><text:span text:style-name="T39">, Ö., &amp; K</text:span><text:span text:style-name="T73">oç</text:span><text:span text:style-name="T39">, B. C. (2021). </text:span><text:span text:style-name="T74">Classification of Turkish News Text by TF-IDF,Word2Ved and FastText Vector Model Methods</text:span><text:span text:style-name="T39">. </text:span><text:span text:style-name="T69">D</text:span><text:span text:style-name="T70">EU</text:span><text:span text:style-name="T69"> </text:span><text:span text:style-name="T70">Faculty of Engineering Journal of Science and Engineering</text:span><text:span text:style-name="T39">, </text:span><text:span text:style-name="T69">23</text:span><text:span text:style-name="T39">(67), 121–127. https://doi.org/10.21205/deufmd.2021236710</text:span></text:p>
      <text:p text:style-name="P39"><text:span text:style-name="T30"/></text:p>
      <text:p text:style-name="P40"><text:span text:style-name="T30">Dogru, H. B., Tilki, S., Jamil, A., &amp; Ali Hameed, A. (2021). Deep Learning-Based Classification of News <text:s/>Texts Using Doc2Vec Model. </text:span><text:span text:style-name="T50">2021 1st International Conference on Artificial Intelligence and <text:tab/>Data Analytics, CAIDA 2021</text:span><text:span text:style-name="T30">, 91–96. https://doi.org/10.1109/CAIDA51941.2021.9425290</text:span></text:p>
      <text:p text:style-name="P38"><text:span text:style-name="T30"/></text:p>
      <text:p text:style-name="P40"><text:span text:style-name="T30">Kılınç, D. (2016). The Effect of Ensemble Learning Models on Turkish Text Classification. </text:span><text:span text:style-name="T50">Celal Bayar </text:span><text:span text:style-name="T53">University Journal of Science</text:span><text:span text:style-name="T30">, </text:span><text:span text:style-name="T50">12</text:span><text:span text:style-name="T30">(2). https://doi.org/10.18466/cbujos.04526</text:span></text:p>
      <text:p text:style-name="P33"><text:span text:style-name="T66"/></text:p>
      <text:p text:style-name="P33"><text:span text:style-name="T66">K</text:span><text:span text:style-name="T68">ılın</text:span><text:span text:style-name="T66">ç, D., Özçift, A., Bozyigit, F., Y</text:span><text:span text:style-name="T67">ıldırım</text:span><text:span text:style-name="T66">, P., Yücalar, F., &amp; Borandag, E. (2017). TTC-3600: A new benchmark dataset for Turkish text categorization. </text:span><text:span text:style-name="T71">Journal of Information Science</text:span><text:span text:style-name="T66">, </text:span><text:span text:style-name="T71">43</text:span><text:span text:style-name="T66">(2), 174–185. https://doi.org/10.1177/0165551515620551</text:span></text:p>
      <text:p text:style-name="P37"><text:span text:style-name="T72"/></text:p>
      <text:p text:style-name="P19"><text:span text:style-name="T35">Kilimci, Z. H., &amp; Akyokus, S. (2019). The Evaluation of Word Embedding Models and Deep Learning <text:s text:c="2"/>Algorithms for Turkish Text Classification. </text:span><text:span text:style-name="T48">UBMK 2019 - Proceedings, 4th Internationa</text:span><text:span text:style-name="T49">l </text:span><text:span text:style-name="T48">Conference on Computer Science and Engineering</text:span><text:span text:style-name="T35">, 548–553. <text:tab/>https://doi.org/10.1109/UBMK.2019.8907027</text:span></text:p>
      <text:p text:style-name="P33"><text:span text:style-name="T66"/></text:p>
      <text:p text:style-name="P40"><text:span text:style-name="T30">Kuyumcu, B., Aksakalli, C., &amp; Delil, S. (2019). An automated new approach in fast text classification (fastText): A case study for Turkish text classification without pre-processing. </text:span><text:span text:style-name="T50">ACM <text:tab/>International Conference Proceeding Series</text:span><text:span text:style-name="T30">, 1–4. https://doi.org/10.1145/3342827.3342828</text:span></text:p>
      <text:p text:style-name="P33"><text:span text:style-name="T66"/></text:p>
      <text:p text:style-name="P34"><text:span text:style-name="T79">Nergiz, G., Safalı, Y., Avaroğlu E., &amp; Erdoğan, S. (2019). </text:span><text:span text:style-name="T80">Classification of Turkish <text:tab/>News Content by Deep Learning Based LSTM Using Fasttext Model</text:span><text:span text:style-name="T79">. </text:span><text:span text:style-name="Emphasis"><text:span text:style-name="T81">2019 International Artificial Intelligence and Data Processing Symposium (IDAP)</text:span></text:span><text:span text:style-name="T85">,2019, pp. 1-6. </text:span><text:span text:style-name="T86">https://doi.org/</text:span><text:span text:style-name="T85">10.1109/IDAP.2019.8875949</text:span></text:p>
      <text:p text:style-name="P40"><text:span text:style-name="T31"/></text:p>
      <text:p text:style-name="P40"><text:span text:style-name="T31">Pirana, G., Sertbas, A., &amp; Ensari, T. (2019). Sentence Classification with Deep Learning Method for Virtual Assistant Applications. </text:span><text:span text:style-name="T51">3rd International Symposium on Multidisciplinary Studies and Innovative Technologies, ISMSIT 2019 - Proceedings</text:span><text:span text:style-name="T31">. https://doi.org/10.1109/ISMSIT.2019.8932888</text:span></text:p>
      <text:p text:style-name="P33"><text:span text:style-name="T66"/></text:p>
      <text:p text:style-name="P32"><text:span text:style-name="T66">Yagiz Erdinc, H., &amp; Guran, A. (2019). Semi-supervised Turkish text categorization with Word2Vec, Doc2Vec and FastText Algorithms. </text:span><text:span text:style-name="T71">27th Signal Processing and Communications Applications <text:tab/>Conference, SIU 2019</text:span><text:span text:style-name="T66">. https://doi.org/10.1109/SIU.2019.8806539</text:span></text:p>
      <text:p text:style-name="P33"><text:span text:style-name="T66"/></text:p>
      <text:p text:style-name="P40"><text:span text:style-name="T30">Yıldırım, S., &amp; Yıldız, T. (2018). A comparative analysis of text classification for Turkish language. </text:span><text:span text:style-name="T50">Pamukkale University Journal of Engineering Sciences</text:span><text:span text:style-name="T30">, </text:span><text:span text:style-name="T50">24</text:span><text:span text:style-name="T30">(5), 879–886. https://doi.org10.5505/pajes.2018.15931</text:span></text:p>
      <text:p text:style-name="P33"><text:span text:style-name="T6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8T09:18:41.099200880</meta:creation-date>
    <dc:date>2021-08-19T14:48:29.755482249</dc:date>
    <meta:editing-duration>PT3H28M2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3" meta:paragraph-count="36" meta:word-count="1628" meta:character-count="11408" meta:non-whitespace-character-count="9774"/>
  </office:meta>
</office:document-meta>
</file>